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0a7" officeooo:paragraph-rsid="000a80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robar el uso de la directiva options, con indexes, Follow SymLinks</text:p>
      <text:p text:style-name="P1">Crear un directorio llamado recta con fichero de texto el usuario Superman, Contraseña Cine</text:p>
      <text:p text:style-name="P1">Acceso exclusivo superman</text:p>
      <text:p text:style-name="P1">usar la directiva Limit para evitar que superman pueda usar el metodo POST</text:p>
      <text:p text:style-name="P1">Estudiar la directiva limit con dos ejempl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38:26.330299040</meta:creation-date>
    <dc:date>2019-02-07T20:39:31.277059537</dc:date>
    <meta:editing-duration>PT33S</meta:editing-duration>
    <meta:editing-cycles>1</meta:editing-cycles>
    <meta:document-statistic meta:table-count="0" meta:image-count="0" meta:object-count="0" meta:page-count="1" meta:paragraph-count="5" meta:word-count="48" meta:character-count="304" meta:non-whitespace-character-count="261"/>
    <meta:generator>LibreOffice/6.0.7.3$Linux_X86_64 LibreOffice_project/00m0$Build-3</meta:generator>
  </office:meta>
</office:document-meta>
</file>